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3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.2cm" svg:y1="5.2cm" svg:x2="3cm" svg:y2="5.2cm">
          <text:p/>
        </draw:line>
        <draw:custom-shape draw:style-name="gr2" draw:text-style-name="P2" xml:id="id1" draw:id="id1" draw:layer="layout" svg:width="3.6cm" svg:height="2.6cm" svg:x="3cm" svg:y="3.8cm">
          <text:p text:style-name="P2">B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19cm" svg:height="0.962cm" svg:x="0.481cm" svg:y="4.038cm">
          <draw:text-box>
            <text:p>Audio</text:p>
          </draw:text-box>
        </draw:frame>
        <draw:custom-shape draw:style-name="gr2" draw:text-style-name="P2" xml:id="id2" draw:id="id2" draw:layer="layout" svg:width="3.6cm" svg:height="2.6cm" svg:x="9.4cm" svg:y="3.8cm">
          <text:p text:style-name="P2">B2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6cm" svg:y1="5.1cm" svg:x2="9.4cm" svg:y2="5.1cm" draw:start-shape="id1" draw:start-glue-point="1" draw:end-shape="id2" draw:end-glue-point="3" svg:d="M6600 5100h2800" svg:viewBox="0 0 2801 1">
          <text:p/>
        </draw:connector>
        <draw:frame draw:style-name="gr4" draw:text-style-name="P3" draw:layer="layout" svg:width="2.682cm" svg:height="1.784cm" svg:x="6.8cm" svg:y="3.816cm">
          <draw:text-box>
            <text:p>mots</text:p>
          </draw:text-box>
        </draw:frame>
        <draw:custom-shape draw:style-name="gr2" draw:text-style-name="P2" xml:id="id3" draw:id="id3" draw:layer="layout" svg:width="3.6cm" svg:height="2.6cm" svg:x="17cm" svg:y="3.8cm">
          <text:p text:style-name="P2">B3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cm" svg:y1="5.2cm" svg:x2="17cm" svg:y2="5.2cm">
          <text:p/>
        </draw:line>
        <draw:frame draw:style-name="gr3" draw:text-style-name="P3" draw:layer="layout" svg:width="3.038cm" svg:height="0.962cm" svg:x="13.4cm" svg:y="3.638cm">
          <draw:text-box>
            <text:p>vignettes</text:p>
          </draw:text-box>
        </draw:frame>
        <draw:connector draw:style-name="gr1" draw:text-style-name="P1" draw:layer="layout" draw:type="curve" svg:x1="4.8cm" svg:y1="6.4cm" svg:x2="18.8cm" svg:y2="6.4cm" draw:start-shape="id1" draw:end-shape="id3" draw:end-glue-point="2" svg:d="M4800 6400c0 751 14000 751 14000 0" svg:viewBox="0 0 14001 564">
          <text:p/>
        </draw:connector>
        <draw:frame draw:style-name="gr3" draw:text-style-name="P3" draw:layer="layout" svg:width="2.864cm" svg:height="1.673cm" svg:x="14.2cm" svg:y="6.8cm">
          <draw:text-box>
            <text:p>Graphe</text:p>
            <text:p>De sem.</text:p>
          </draw:text-box>
        </draw:frame>
        <draw:line draw:style-name="gr1" draw:text-style-name="P1" draw:layer="layout" svg:x1="20.6cm" svg:y1="5.2cm" svg:x2="24cm" svg:y2="5.2cm">
          <text:p/>
        </draw:line>
        <draw:frame draw:style-name="gr3" draw:text-style-name="P3" draw:layer="layout" svg:width="2.263cm" svg:height="0.962cm" svg:x="21cm" svg:y="3.8cm">
          <draw:text-box>
            <text:p>Image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21:00:43.679508226</meta:creation-date>
    <dc:date>2019-05-09T21:06:31.745386130</dc:date>
    <meta:editing-duration>PT33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